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caaf" officeooo:paragraph-rsid="0017c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wnload the nodejs in Ubuntu visit the nodejs git nodesource pag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23:16:32.042507748</meta:creation-date>
    <dc:date>2020-09-05T23:18:45.610271405</dc:date>
    <meta:editing-duration>PT2M17S</meta:editing-duration>
    <meta:editing-cycles>1</meta:editing-cycles>
    <meta:document-statistic meta:table-count="0" meta:image-count="0" meta:object-count="0" meta:page-count="1" meta:paragraph-count="1" meta:word-count="12" meta:character-count="69" meta:non-whitespace-character-count="58"/>
    <meta:generator>LibreOffice/6.0.7.3$Linux_X86_64 LibreOffice_project/00m0$Build-3</meta:generator>
  </office:meta>
</office:document-meta>
</file>